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3.27mm" svg:height="65.61mm" svg:x="10.46mm" svg:y="69.33mm">
            <loext:p draw:notify-on-update-of-ranges="Sheet1.A2:Sheet1.A14 Sheet1.B1:Sheet1.B1 Sheet1.B2:Sheet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4.81mm" svg:height="65.08mm" svg:x="153.37mm" svg:y="70.12mm">
            <loext:p draw:notify-on-update-of-ranges="Sheet1.A2:Sheet1.A14 Sheet1.C1:Sheet1.C1 Sheet1.C2:Sheet1.C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6.56mm" svg:height="61.62mm" svg:x="124.73mm" svg:y="2.39mm">
            <loext:p draw:notify-on-update-of-ranges="Sheet1.A2:Sheet1.A14 Sheet1.D1:Sheet1.D1 Sheet1.D2:Sheet1.D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cket Size</text:p>
          </table:table-cell>
          <table:table-cell table:number-columns-repeated="3" office:value-type="string" calcext:value-type="string">
            <text:p>Avg. RT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402250" calcext:value-type="float">
            <text:p>18402250</text:p>
          </table:table-cell>
          <table:table-cell office:value-type="float" office:value="18406415" calcext:value-type="float">
            <text:p>18406415</text:p>
          </table:table-cell>
          <table:table-cell office:value-type="float" office:value="18406915" calcext:value-type="float">
            <text:p>184069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402316" calcext:value-type="float">
            <text:p>18402316</text:p>
          </table:table-cell>
          <table:table-cell office:value-type="float" office:value="18406342" calcext:value-type="float">
            <text:p>18406342</text:p>
          </table:table-cell>
          <table:table-cell office:value-type="float" office:value="18406955" calcext:value-type="float">
            <text:p>184069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402369" calcext:value-type="float">
            <text:p>18402369</text:p>
          </table:table-cell>
          <table:table-cell office:value-type="float" office:value="18406521" calcext:value-type="float">
            <text:p>18406521</text:p>
          </table:table-cell>
          <table:table-cell office:value-type="float" office:value="18407089" calcext:value-type="float">
            <text:p>1840708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402456" calcext:value-type="float">
            <text:p>18402456</text:p>
          </table:table-cell>
          <table:table-cell office:value-type="float" office:value="18406408" calcext:value-type="float">
            <text:p>18406408</text:p>
          </table:table-cell>
          <table:table-cell office:value-type="float" office:value="18407070" calcext:value-type="float">
            <text:p>184070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402612" calcext:value-type="float">
            <text:p>18402612</text:p>
          </table:table-cell>
          <table:table-cell office:value-type="float" office:value="18406415" calcext:value-type="float">
            <text:p>18406415</text:p>
          </table:table-cell>
          <table:table-cell office:value-type="float" office:value="18407153" calcext:value-type="float">
            <text:p>1840715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402515" calcext:value-type="float">
            <text:p>18402515</text:p>
          </table:table-cell>
          <table:table-cell office:value-type="float" office:value="18406594" calcext:value-type="float">
            <text:p>18406594</text:p>
          </table:table-cell>
          <table:table-cell office:value-type="float" office:value="18407119" calcext:value-type="float">
            <text:p>1840711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402657" calcext:value-type="float">
            <text:p>18402657</text:p>
          </table:table-cell>
          <table:table-cell office:value-type="float" office:value="18406541" calcext:value-type="float">
            <text:p>18406541</text:p>
          </table:table-cell>
          <table:table-cell office:value-type="float" office:value="18407383" calcext:value-type="float">
            <text:p>1840738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402555" calcext:value-type="float">
            <text:p>18402555</text:p>
          </table:table-cell>
          <table:table-cell office:value-type="float" office:value="18407136" calcext:value-type="float">
            <text:p>18407136</text:p>
          </table:table-cell>
          <table:table-cell office:value-type="float" office:value="18407104" calcext:value-type="float">
            <text:p>1840710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402704" calcext:value-type="float">
            <text:p>18402704</text:p>
          </table:table-cell>
          <table:table-cell office:value-type="float" office:value="18406628" calcext:value-type="float">
            <text:p>18406628</text:p>
          </table:table-cell>
          <table:table-cell office:value-type="float" office:value="18407398" calcext:value-type="float">
            <text:p>184073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402701" calcext:value-type="float">
            <text:p>18402701</text:p>
          </table:table-cell>
          <table:table-cell office:value-type="float" office:value="18406697" calcext:value-type="float">
            <text:p>18406697</text:p>
          </table:table-cell>
          <table:table-cell office:value-type="float" office:value="18407347" calcext:value-type="float">
            <text:p>1840734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402687" calcext:value-type="float">
            <text:p>18402687</text:p>
          </table:table-cell>
          <table:table-cell office:value-type="float" office:value="18406856" calcext:value-type="float">
            <text:p>18406856</text:p>
          </table:table-cell>
          <table:table-cell office:value-type="float" office:value="18407249" calcext:value-type="float">
            <text:p>184072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402872" calcext:value-type="float">
            <text:p>18402872</text:p>
          </table:table-cell>
          <table:table-cell office:value-type="float" office:value="18406751" calcext:value-type="float">
            <text:p>18406751</text:p>
          </table:table-cell>
          <table:table-cell office:value-type="float" office:value="18408181" calcext:value-type="float">
            <text:p>1840818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403141" calcext:value-type="float">
            <text:p>18403141</text:p>
          </table:table-cell>
          <table:table-cell office:value-type="float" office:value="18406953" calcext:value-type="float">
            <text:p>18406953</text:p>
          </table:table-cell>
          <table:table-cell office:value-type="float" office:value="18409433" calcext:value-type="float">
            <text:p>184094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 style:data-style-name="N2" text:time-value="14:52:50.527825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9:58:21.857624240</meta:creation-date>
    <dc:date>2018-02-13T15:33:12.570103022</dc:date>
    <meta:editing-duration>PT17M3S</meta:editing-duration>
    <meta:editing-cycles>2</meta:editing-cycles>
    <meta:generator>LibreOffice/5.1.6.2$Linux_X86_64 LibreOffice_project/10m0$Build-2</meta:generator>
    <meta:document-statistic meta:table-count="1" meta:cell-count="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8cm" svg:height="6.562cm" xlink:href=".." xlink:type="simple" chart:class="chart:line" chart:style-name="ch1">
        <chart:title svg:x="5.946cm" svg:y="0.267cm" chart:style-name="ch2">
          <text:p>TTL=2</text:p>
        </chart:title>
        <chart:legend chart:legend-position="end" svg:x="10.555cm" svg:y="2.982cm" style:legend-expansion="high" chart:style-name="ch3"/>
        <chart:plot-area chart:style-name="ch4" table:cell-range-address="Sheet1.A1:Sheet1.B14" chart:data-source-has-labels="both" svg:x="1.277cm" svg:y="1.177cm" svg:width="9.012cm" svg:height="4.273cm">
          <chartooo:coordinate-region svg:x="3.01cm" svg:y="1.177cm" svg:width="7.138cm" svg:height="3.02cm"/>
          <chart:axis chart:dimension="x" chart:name="primary-x" chart:style-name="ch5" chartooo:axis-type="auto">
            <chartooo:date-scale/>
            <chart:title svg:x="5.13cm" svg:y="5.581cm" chart:style-name="ch6">
              <text:p>Payload</text:p>
            </chart:title>
            <chart:categories table:cell-range-address="Sheet1.A2:Sheet1.A14"/>
          </chart:axis>
          <chart:axis chart:dimension="y" chart:name="primary-y" chart:style-name="ch5">
            <chart:title svg:x="0.451cm" svg:y="4.296cm" chart:style-name="ch7">
              <text:p>Average RTT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. RT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4</svg:desc>
                </draw:g>
              </table:table-cell>
              <table:table-cell office:value-type="float" office:value="18402250">
                <text:p>18402250</text:p>
                <draw:g>
                  <svg:desc>Sheet1.B2:Sheet1.B1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402316">
                <text:p>184023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8402369">
                <text:p>1840236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8402456">
                <text:p>184024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8402612">
                <text:p>1840261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8402515">
                <text:p>1840251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402657">
                <text:p>1840265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8402555">
                <text:p>1840255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8402704">
                <text:p>184027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402701">
                <text:p>1840270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8402687">
                <text:p>1840268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8402872">
                <text:p>1840287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8403141">
                <text:p>18403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82cm" svg:height="6.509cm" xlink:href=".." xlink:type="simple" chart:class="chart:line" chart:style-name="ch1">
        <chart:title svg:x="5.023cm" svg:y="0.266cm" chart:style-name="ch2">
          <text:p>TTL=8</text:p>
        </chart:title>
        <chart:legend chart:legend-position="end" svg:x="8.709cm" svg:y="2.955cm" style:legend-expansion="high" chart:style-name="ch3"/>
        <chart:plot-area chart:style-name="ch4" table:cell-range-address="Sheet1.A2:Sheet1.A14 Sheet1.C1:Sheet1.C14" chart:data-source-has-labels="both" svg:x="1.24cm" svg:y="1.175cm" svg:width="7.24cm" svg:height="4.223cm">
          <chartooo:coordinate-region svg:x="2.973cm" svg:y="1.175cm" svg:width="5.366cm" svg:height="2.97cm"/>
          <chart:axis chart:dimension="x" chart:name="primary-x" chart:style-name="ch5" chartooo:axis-type="auto">
            <chartooo:date-scale/>
            <chart:title svg:x="4.207cm" svg:y="5.528cm" chart:style-name="ch6">
              <text:p>Payload</text:p>
            </chart:title>
            <chart:categories table:cell-range-address="Sheet1.A2:Sheet1.A14"/>
          </chart:axis>
          <chart:axis chart:dimension="y" chart:name="primary-y" chart:style-name="ch5">
            <chart:title svg:x="0.451cm" svg:y="4.269cm" chart:style-name="ch7">
              <text:p>Average RTT</text:p>
            </chart:title>
            <chart:grid chart:style-name="ch8" chart:class="major"/>
          </chart:axis>
          <chart:series chart:style-name="ch9" chart:values-cell-range-address="Sheet1.C2:Sheet1.C14" chart:label-cell-address="Sheet1.C1:Sheet1.C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. RT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4</svg:desc>
                </draw:g>
              </table:table-cell>
              <table:table-cell office:value-type="float" office:value="18406415">
                <text:p>18406415</text:p>
                <draw:g>
                  <svg:desc>Sheet1.C2:Sheet1.C1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406342">
                <text:p>1840634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8406521">
                <text:p>1840652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8406408">
                <text:p>184064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8406415">
                <text:p>1840641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8406594">
                <text:p>184065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406541">
                <text:p>1840654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8407136">
                <text:p>1840713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8406628">
                <text:p>184066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406697">
                <text:p>1840669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8406856">
                <text:p>1840685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8406751">
                <text:p>1840675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8406953">
                <text:p>184069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57cm" svg:height="6.163cm" xlink:href=".." xlink:type="simple" chart:class="chart:line" chart:style-name="ch1">
        <chart:title svg:x="6.11cm" svg:y="0.259cm" chart:style-name="ch2">
          <text:p>TTL=4</text:p>
        </chart:title>
        <chart:legend chart:legend-position="end" svg:x="10.884cm" svg:y="2.782cm" style:legend-expansion="high" chart:style-name="ch3"/>
        <chart:plot-area chart:style-name="ch4" table:cell-range-address="Sheet1.A2:Sheet1.A14 Sheet1.D1:Sheet1.D14" chart:data-source-has-labels="both" svg:x="1.284cm" svg:y="1.161cm" svg:width="9.327cm" svg:height="3.898cm">
          <chartooo:coordinate-region svg:x="3.017cm" svg:y="1.161cm" svg:width="7.453cm" svg:height="2.645cm"/>
          <chart:axis chart:dimension="x" chart:name="primary-x" chart:style-name="ch5" chartooo:axis-type="auto">
            <chartooo:date-scale/>
            <chart:title svg:x="5.294cm" svg:y="5.182cm" chart:style-name="ch6">
              <text:p>Payload</text:p>
            </chart:title>
            <chart:categories table:cell-range-address="Sheet1.A2:Sheet1.A14"/>
          </chart:axis>
          <chart:axis chart:dimension="y" chart:name="primary-y" chart:style-name="ch5">
            <chart:title svg:x="0.451cm" svg:y="4.093cm" chart:style-name="ch7">
              <text:p>Average RTT</text:p>
            </chart:title>
            <chart:grid chart:style-name="ch8" chart:class="major"/>
          </chart:axis>
          <chart:series chart:style-name="ch9" chart:values-cell-range-address="Sheet1.D2:Sheet1.D14" chart:label-cell-address="Sheet1.D1:Sheet1.D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. RT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4</svg:desc>
                </draw:g>
              </table:table-cell>
              <table:table-cell office:value-type="float" office:value="18406915">
                <text:p>18406915</text:p>
                <draw:g>
                  <svg:desc>Sheet1.D2:Sheet1.D1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406955">
                <text:p>184069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8407089">
                <text:p>1840708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8407070">
                <text:p>1840707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8407153">
                <text:p>1840715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8407119">
                <text:p>1840711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407383">
                <text:p>1840738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8407104">
                <text:p>1840710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8407398">
                <text:p>184073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407347">
                <text:p>1840734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8407249">
                <text:p>1840724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8408181">
                <text:p>1840818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8409433">
                <text:p>184094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